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6fc0f"/>
    </style:style>
    <style:style style:name="P2" style:family="paragraph" style:parent-style-name="Standard">
      <style:text-properties officeooo:rsid="0016fc0f" officeooo:paragraph-rsid="0016fc0f"/>
    </style:style>
    <style:style style:name="T1" style:family="text">
      <style:text-properties officeooo:rsid="0016fc0f"/>
    </style:style>
    <style:style style:name="T2" style:family="text">
      <style:text-properties style:font-name="Liberation Mono" fo:font-size="10pt" officeooo:rsid="0016fc0f" style:font-name-asian="Liberation Mono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88e68" style:font-name-asian="Liberation Mono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ading 1</text:h>
      <text:h text:style-name="Heading_20_2" text:outline-level="2">Heading 2</text:h>
      <text:h text:style-name="Heading_20_3" text:outline-level="3">Heading 3</text:h>
      <text:h text:style-name="Heading_20_4" text:outline-level="4">Heading 4</text:h>
      <text:h text:style-name="Heading_20_5" text:outline-level="5">Heading 5</text:h>
      <text:h text:style-name="Heading_20_6" text:outline-level="6">Heading 6</text:h>
      <text:p text:style-name="P2">Regular Paragraph</text:p>
      <text:p text:style-name="Quotations">Block Quote</text:p>
      <text:p text:style-name="P1"><text:span text:style-name="T2">Formatte</text:span><text:span text:style-name="T3">d</text:span><text:span text:style-name="T2"> block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31T15:21:21.647159608</meta:creation-date>
    <dc:date>2019-10-31T15:38:36.519204420</dc:date>
    <meta:editing-duration>PT17M14S</meta:editing-duration>
    <meta:editing-cycles>4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9" meta:word-count="18" meta:character-count="97" meta:non-whitespace-character-count="88"/>
  </office:meta>
</office:document-meta>
</file>